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office:font-face-decls>
  <office:automatic-styles>
    <style:style style:name="P1" style:family="paragraph" style:parent-style-name="Standard">
      <style:text-properties officeooo:paragraph-rsid="000f7806" style:font-name-complex="Calibri"/>
    </style:style>
    <style:style style:name="P2" style:family="paragraph" style:parent-style-name="Standard">
      <style:text-properties officeooo:paragraph-rsid="000f7806"/>
    </style:style>
    <style:style style:name="P3" style:family="paragraph" style:parent-style-name="Standard">
      <style:paragraph-properties fo:margin-left="3.501cm" fo:margin-right="0cm" fo:text-indent="0.499cm" style:auto-text-indent="false"/>
      <style:text-properties officeooo:paragraph-rsid="000f7806"/>
    </style:style>
    <style:style style:name="P4" style:family="paragraph" style:parent-style-name="Standard">
      <style:paragraph-properties fo:margin-left="3.501cm" fo:margin-right="0cm" fo:margin-top="0cm" fo:margin-bottom="0cm" loext:contextual-spacing="false" fo:line-height="100%" fo:text-indent="0.499cm" style:auto-text-indent="false"/>
      <style:text-properties officeooo:paragraph-rsid="000f7806"/>
    </style:style>
    <style:style style:name="P5" style:family="paragraph" style:parent-style-name="Standard">
      <style:paragraph-properties fo:margin-left="3.501cm" fo:margin-right="0cm" fo:margin-top="0cm" fo:margin-bottom="0cm" loext:contextual-spacing="false" fo:line-height="100%" fo:text-indent="0.499cm" style:auto-text-indent="false"/>
      <style:text-properties fo:font-size="10pt" officeooo:paragraph-rsid="000f7806" style:font-size-asian="10pt" style:font-size-complex="10pt"/>
    </style:style>
    <style:style style:name="P6" style:family="paragraph" style:parent-style-name="Subtitle">
      <style:paragraph-properties fo:margin-left="3.501cm" fo:margin-right="0cm" fo:margin-top="0cm" fo:margin-bottom="0cm" loext:contextual-spacing="false" fo:line-height="100%" fo:text-indent="0.499cm" style:auto-text-indent="false"/>
      <style:text-properties officeooo:paragraph-rsid="000f7806"/>
    </style:style>
    <style:style style:name="P7" style:family="paragraph" style:parent-style-name="Subtitle">
      <style:paragraph-properties fo:margin-left="3.501cm" fo:margin-right="0cm" fo:text-indent="0.499cm" style:auto-text-indent="false"/>
      <style:text-properties officeooo:paragraph-rsid="000f7806"/>
    </style:style>
    <style:style style:name="P8" style:family="paragraph" style:parent-style-name="Standard">
      <style:paragraph-properties fo:margin-left="3.501cm" fo:margin-right="0cm" fo:margin-top="0cm" fo:margin-bottom="0cm" loext:contextual-spacing="false" fo:line-height="100%" fo:text-indent="1.499cm" style:auto-text-indent="false"/>
      <style:text-properties officeooo:paragraph-rsid="000f7806"/>
    </style:style>
    <style:style style:name="P9" style:family="paragraph" style:parent-style-name="Subtitle">
      <style:paragraph-properties fo:margin-left="3.501cm" fo:margin-right="0cm" fo:margin-top="0cm" fo:margin-bottom="0cm" loext:contextual-spacing="false" fo:line-height="100%" fo:text-indent="1.499cm" style:auto-text-indent="false"/>
      <style:text-properties officeooo:paragraph-rsid="000f7806"/>
    </style:style>
    <style:style style:name="P10" style:family="paragraph" style:parent-style-name="Standard">
      <style:paragraph-properties fo:margin-left="3.501cm" fo:margin-right="0cm" fo:margin-top="0cm" fo:margin-bottom="0cm" loext:contextual-spacing="false" fo:line-height="100%" fo:text-indent="2cm" style:auto-text-indent="false"/>
      <style:text-properties officeooo:paragraph-rsid="000f7806"/>
    </style:style>
    <style:style style:name="P11" style:family="paragraph" style:parent-style-name="Subtitle">
      <style:paragraph-properties fo:margin-left="3.501cm" fo:margin-right="0cm" fo:margin-top="0cm" fo:margin-bottom="0cm" loext:contextual-spacing="false" fo:line-height="100%" fo:text-indent="2cm" style:auto-text-indent="false"/>
      <style:text-properties officeooo:paragraph-rsid="000f7806"/>
    </style:style>
    <style:style style:name="P12" style:family="paragraph" style:parent-style-name="Standard">
      <style:paragraph-properties fo:margin-left="3.501cm" fo:margin-right="0cm" fo:margin-top="0cm" fo:margin-bottom="0cm" loext:contextual-spacing="false" fo:line-height="100%" fo:text-indent="2.499cm" style:auto-text-indent="false"/>
      <style:text-properties officeooo:paragraph-rsid="000f7806"/>
    </style:style>
    <style:style style:name="P13" style:family="paragraph" style:parent-style-name="Standard">
      <style:paragraph-properties fo:margin-left="3.501cm" fo:margin-right="0cm" fo:margin-top="0cm" fo:margin-bottom="0cm" loext:contextual-spacing="false" fo:line-height="100%" fo:text-indent="1cm" style:auto-text-indent="false"/>
      <style:text-properties officeooo:paragraph-rsid="000f7806"/>
    </style:style>
    <style:style style:name="P14" style:family="paragraph" style:parent-style-name="Subtitle">
      <style:paragraph-properties fo:margin-left="3.501cm" fo:margin-right="0cm" fo:margin-top="0cm" fo:margin-bottom="0cm" loext:contextual-spacing="false" fo:line-height="100%" fo:text-indent="1cm" style:auto-text-indent="false"/>
      <style:text-properties officeooo:paragraph-rsid="000f7806"/>
    </style:style>
    <style:style style:name="P15" style:family="paragraph" style:parent-style-name="Standard">
      <style:paragraph-properties fo:margin-left="1.501cm" fo:margin-right="0cm" fo:margin-top="0cm" fo:margin-bottom="0cm" loext:contextual-spacing="false" fo:line-height="100%" fo:text-indent="0.499cm" style:auto-text-indent="false"/>
      <style:text-properties officeooo:paragraph-rsid="000f7806"/>
    </style:style>
    <style:style style:name="P16" style:family="paragraph" style:parent-style-name="Standard">
      <style:paragraph-properties fo:margin-top="0cm" fo:margin-bottom="0cm" loext:contextual-spacing="false" fo:line-height="100%"/>
      <style:text-properties officeooo:paragraph-rsid="000f7806"/>
    </style:style>
    <style:style style:name="P17" style:family="paragraph" style:parent-style-name="Standard">
      <style:paragraph-properties fo:margin-top="0cm" fo:margin-bottom="0cm" loext:contextual-spacing="false"/>
      <style:text-properties officeooo:paragraph-rsid="000f7806"/>
    </style:style>
    <style:style style:name="P18" style:family="paragraph" style:parent-style-name="Standard">
      <style:paragraph-properties fo:margin-left="1.501cm" fo:margin-right="0cm" fo:margin-top="0cm" fo:margin-bottom="0cm" loext:contextual-spacing="false" fo:line-height="100%" fo:text-indent="1cm" style:auto-text-indent="false"/>
      <style:text-properties officeooo:paragraph-rsid="000f7806"/>
    </style:style>
    <style:style style:name="P19" style:family="paragraph" style:parent-style-name="Contents_20_Heading">
      <style:paragraph-properties fo:break-before="page"/>
    </style:style>
    <style:style style:name="P20" style:family="paragraph" style:parent-style-name="List_20_Paragraph">
      <style:paragraph-properties fo:margin-top="0cm" fo:margin-bottom="0cm" loext:contextual-spacing="true"/>
      <style:text-properties officeooo:rsid="0004dd5f" officeooo:paragraph-rsid="000f7806"/>
    </style:style>
    <style:style style:name="P21" style:family="paragraph" style:parent-style-name="List_20_Paragraph">
      <style:paragraph-properties fo:margin-left="4.641cm" fo:margin-right="0cm" fo:margin-top="0cm" fo:margin-bottom="0cm" loext:contextual-spacing="true" fo:text-indent="0cm" style:auto-text-indent="false"/>
      <style:text-properties officeooo:paragraph-rsid="000f7806"/>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Standard">
      <style:paragraph-properties fo:margin-top="0cm" fo:margin-bottom="0cm" loext:contextual-spacing="false" fo:line-height="100%"/>
      <style:text-properties officeooo:paragraph-rsid="00112a70"/>
    </style:style>
    <style:style style:name="P25" style:family="paragraph" style:parent-style-name="Standard">
      <style:paragraph-properties fo:margin-top="0cm" fo:margin-bottom="0cm" loext:contextual-spacing="false" fo:line-height="100%"/>
      <style:text-properties officeooo:paragraph-rsid="000f7806"/>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officeooo:paragraph-rsid="00112a70"/>
    </style:style>
    <style:style style:name="P27" style:family="paragraph" style:parent-style-name="List_20_Paragraph" style:list-style-name="WWNum25">
      <style:text-properties officeooo:paragraph-rsid="000f7806"/>
    </style:style>
    <style:style style:name="P28" style:family="paragraph" style:parent-style-name="List_20_Paragraph" style:list-style-name="WWNum26">
      <style:text-properties officeooo:paragraph-rsid="000f7806"/>
    </style:style>
    <style:style style:name="P29" style:family="paragraph" style:parent-style-name="List_20_Paragraph" style:list-style-name="WWNum3">
      <style:text-properties officeooo:paragraph-rsid="000f7806"/>
    </style:style>
    <style:style style:name="P30" style:family="paragraph" style:parent-style-name="List_20_Paragraph" style:list-style-name="WWNum27">
      <style:paragraph-properties fo:margin-top="0cm" fo:margin-bottom="0cm" loext:contextual-spacing="true"/>
      <style:text-properties officeooo:paragraph-rsid="000f7806"/>
    </style:style>
    <style:style style:name="P31" style:family="paragraph" style:parent-style-name="List_20_Paragraph" style:list-style-name="WWNum27">
      <style:paragraph-properties fo:margin-top="0cm" fo:margin-bottom="0cm" loext:contextual-spacing="true"/>
      <style:text-properties officeooo:rsid="0004dd5f" officeooo:paragraph-rsid="000f7806"/>
    </style:style>
    <style:style style:name="P32" style:family="paragraph" style:parent-style-name="List_20_Paragraph" style:list-style-name="WWNum27">
      <style:paragraph-properties fo:margin-top="0cm" fo:margin-bottom="0cm" loext:contextual-spacing="true"/>
      <style:text-properties officeooo:rsid="0005dfe6" officeooo:paragraph-rsid="000f7806"/>
    </style:style>
    <style:style style:name="P33" style:family="paragraph" style:parent-style-name="List_20_Paragraph" style:list-style-name="WWNum27">
      <style:paragraph-properties fo:margin-left="1.27cm" fo:margin-right="0cm" fo:margin-top="0cm" fo:margin-bottom="0cm" loext:contextual-spacing="true" fo:text-indent="0cm" style:auto-text-indent="false"/>
      <style:text-properties officeooo:paragraph-rsid="000f7806"/>
    </style:style>
    <style:style style:name="P34" style:family="paragraph" style:parent-style-name="List_20_Paragraph" style:list-style-name="WWNum27">
      <style:paragraph-properties fo:margin-left="1.27cm" fo:margin-right="0cm" fo:margin-top="0cm" fo:margin-bottom="0cm" loext:contextual-spacing="true" fo:text-indent="0cm" style:auto-text-indent="false"/>
      <style:text-properties officeooo:rsid="0004dd5f" officeooo:paragraph-rsid="000f7806"/>
    </style:style>
    <style:style style:name="P35" style:family="paragraph" style:parent-style-name="Heading_20_2" style:list-style-name="WWNum2"/>
    <style:style style:name="P36" style:family="paragraph" style:parent-style-name="Heading_20_3" style:list-style-name="WWNum3"/>
    <style:style style:name="T1" style:family="text">
      <style:text-properties style:font-name-complex="Calibri"/>
    </style:style>
    <style:style style:name="T2" style:family="text">
      <style:text-properties fo:color="#000000" fo:background-color="#ffffff" loext:char-shading-value="0" style:font-name-complex="Calibri"/>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officeooo:rsid="0004dd5f"/>
    </style:style>
    <style:style style:name="T6" style:family="text">
      <style:text-properties officeooo:rsid="0005dfe6"/>
    </style:style>
    <style:style style:name="T7" style:family="text">
      <style:text-properties officeooo:rsid="000f7806"/>
    </style:style>
    <style:style style:name="T8" style:family="text">
      <style:text-properties officeooo:rsid="00112a7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9">Indice generale</text:p>
          </text:index-title>
          <text:p text:style-name="P22"><text:a xlink:type="simple" xlink:href="#__RefHeading___Toc2263_598671086" text:style-name="Index_20_Link" text:visited-style-name="Index_20_Link">Macchina a stati finiti<text:tab/>1</text:a></text:p>
          <text:p text:style-name="P23"><text:a xlink:type="simple" xlink:href="#__RefHeading___Toc2265_598671086" text:style-name="Index_20_Link" text:visited-style-name="Index_20_Link">Implementazione software della macchina a stati finiti<text:tab/>1</text:a></text:p>
          <text:p text:style-name="P22"><text:a xlink:type="simple" xlink:href="#__RefHeading___Toc2267_598671086" text:style-name="Index_20_Link" text:visited-style-name="Index_20_Link">SensorDriver<text:tab/>3</text:a></text:p>
          <text:p text:style-name="P22"><text:a xlink:type="simple" xlink:href="#__RefHeading___Toc2269_598671086" text:style-name="Index_20_Link" text:visited-style-name="Index_20_Link">Microcontrollori e hardware in modalità risparmio energetico<text:tab/>4</text:a></text:p>
          <text:p text:style-name="P22"><text:a xlink:type="simple" xlink:href="#__RefHeading___Toc2271_598671086" text:style-name="Index_20_Link" text:visited-style-name="Index_20_Link">Salvataggio dei dati su SD-Card<text:tab/>5</text:a></text:p>
        </text:index-body>
      </text:table-of-content>
      <text:p text:style-name="Heading_20_1"/>
      <text:p text:style-name="Heading_20_1"><text:span text:style-name="T7">Guida per lo sviluppo </text:span><text:bookmark-start text:name="_Toc17889292"/>software<text:bookmark-end text:name="_Toc17889292"/></text:p>
      <text:h text:style-name="Heading_20_2" text:outline-level="2"><text:bookmark-start text:name="_Toc17889293"/><text:bookmark-start text:name="__RefHeading___Toc2263_598671086"/>Macchina a stati finiti<text:bookmark-end text:name="_Toc17889293"/><text:bookmark-end text:name="__RefHeading___Toc2263_598671086"/></text:h>
      <text:p text:style-name="P2"><text:bookmark-start text:name="__DdeLink__2039_3034933566"/>L’intero software è stato<text:bookmark-end text:name="__DdeLink__2039_3034933566"/> riscritto e sviluppato secondo il modello della macchina a stati finiti ed in particolare, secondo un automa di Mealy in cui la transizione da uno stato ad un altro dipende dallo stato attuale e da eventi esterni. Tale approccio consente di specificare con chiarezza le transizioni da eseguire tra gli stati in base agli eventi ed evitare stati di incoerenza causanti il malfunzionamento o il blocco del sistema.</text:p>
      <text:p text:style-name="P2">Ogni sequenza di operazioni è chiaramente identificata e modellata attraverso stati ben precisi. L’implementazione dell’intero automa è realizzata attraverso una variabile indicante lo stato corrente, aggiornata ad ogni passaggio di stato. La scelta dell’esecuzione di un particolare stato avviene per merito di un costrutto switch il quale, ciclo dopo ciclo, processando la variabile indicante lo stato corrente, eseguirà il codice relativo. Tale codice è implementato attraverso l’uso di funzioni non bloccanti: tale approccio consente uno pseudo parallelismo del codice, evitando di assegnare il microcontrollore ad una specifica esecuzione per un periodo di tempo eccessivo tale da penalizzare l’esecuzione di altre funzioni.</text:p>
      <text:p text:style-name="P2"/>
      <text:p text:style-name="P2">La scrittura del software mediante le regole appena descritte consentono un’assoluta modularità ed una rapida scalabilità dello stesso con l’aggiunta di funzionalità che in seguito potrebbero essere richieste.</text:p>
      <text:p text:style-name="P2">Inoltre, tale approccio è in piena sintonia con la filosofia del progetto Stima, rendendo l’intero software facilmente comprensibile a chiunque abbia voglia di realizzare la propria stazione meteorologica, in accordo all’idea che sta alla base dell’open source e delle specifiche tecniche RMAP.</text:p>
      <text:list xml:id="list1536041872" text:style-name="WWNum3">
        <text:list-header>
          <text:h text:style-name="P36" text:outline-level="1"><text:bookmark-start text:name="_Toc17889294"/><text:bookmark-start text:name="__RefHeading___Toc2265_598671086"/>Implementazione software della macchina a stati finiti<text:bookmark-end text:name="_Toc17889294"/><text:bookmark-end text:name="__RefHeading___Toc2265_598671086"/></text:h>
        </text:list-header>
      </text:list>
      <text:p text:style-name="P2">Ogni task del sistema è composto da:</text:p>
      <text:list xml:id="list3818112890" text:style-name="WWNum25">
        <text:list-item>
          <text:p text:style-name="P27">Metodo implementativo delle funzionalità</text:p>
        </text:list-item>
        <text:list-item>
          <text:p text:style-name="P27">Variabile di stato</text:p>
        </text:list-item>
        <text:list-item>
          <text:p text:style-name="P27">Variabile booleana indicante se il task è in esecuzione</text:p>
        </text:list-item>
      </text:list>
      <text:p text:style-name="P2">Per implementare un ipotetico task di esempio, è necessario creare:</text:p>
      <text:list xml:id="list1271734753" text:style-name="WWNum26">
        <text:list-item>
          <text:p text:style-name="P28">Una variabile globale booleana indicante se il task è in esecuzione:</text:p>
        </text:list-item>
      </text:list>
      <text:p text:style-name="P3"><text:span text:style-name="Subtle_20_Emphasis"><text:span text:style-name="T3">bool </text:span></text:span><text:span text:style-name="Subtle_20_Emphasis">is_event_esempio = false;</text:span></text:p>
      <text:list xml:id="list192808439142992" text:continue-numbering="true" text:style-name="WWNum26">
        <text:list-item>
          <text:p text:style-name="P28">Un nuovo tipo di variabile definendo i vari stati necessari ad implementare le funzionalità del task, come enumerazioni: </text:p>
        </text:list-item>
      </text:list>
      <text:p text:style-name="P4"><text:span text:style-name="Subtle_20_Emphasis"><text:span text:style-name="T3">typedef enum {</text:span></text:span></text:p>
      <text:p text:style-name="P4"><text:soft-page-break/><text:span text:style-name="Subtle_20_Emphasis"><text:span text:style-name="T3"><text:s text:c="3"/>ESEMPIO_INIT,</text:span></text:span></text:p>
      <text:p text:style-name="P4"><text:span text:style-name="Subtle_20_Emphasis"><text:span text:style-name="T3"><text:tab/>.</text:span></text:span></text:p>
      <text:p text:style-name="P4"><text:span text:style-name="Subtle_20_Emphasis"><text:span text:style-name="T3"><text:s text:c="3"/>ESEMPIO_END,</text:span></text:span></text:p>
      <text:p text:style-name="P4"><text:span text:style-name="Subtle_20_Emphasis"><text:span text:style-name="T3"><text:s text:c="3"/>ESEMPIO_WAIT_STATE</text:span></text:span></text:p>
      <text:p text:style-name="P4"><text:span text:style-name="Subtle_20_Emphasis"><text:span text:style-name="T3">} esempio_state_t;</text:span></text:span></text:p>
      <text:p text:style-name="P5"><text:span text:style-name="Subtle_20_Emphasis"/></text:p>
      <text:list xml:id="list192809124080416" text:continue-numbering="true" text:style-name="WWNum26">
        <text:list-item>
          <text:p text:style-name="P28">Una variabile globale del tipo appena definito:</text:p>
        </text:list-item>
      </text:list>
      <text:p text:style-name="P7"><text:span text:style-name="Subtle_20_Emphasis">esempio_state_t esempio_state = </text:span><text:span text:style-name="Subtle_20_Emphasis"><text:span text:style-name="T3">ESEMPIO_INIT;</text:span></text:span></text:p>
      <text:list xml:id="list192809589292921" text:continue-numbering="true" text:style-name="WWNum26">
        <text:list-item>
          <text:p text:style-name="P28">La funzione implementante il task:</text:p>
        </text:list-item>
      </text:list>
      <text:p text:style-name="P6"><text:span text:style-name="Subtle_20_Emphasis">void esempio_task () {</text:span></text:p>
      <text:p text:style-name="P14"><text:span text:style-name="Subtle_20_Emphasis">static esempio_state_t state_after_wait;</text:span></text:p>
      <text:p text:style-name="P14"><text:span text:style-name="Subtle_20_Emphasis">static uint32_t delay_ms;</text:span></text:p>
      <text:p text:style-name="P14"><text:span text:style-name="Subtle_20_Emphasis">static uint32_t start_time_ms;</text:span></text:p>
      <text:p text:style-name="P14"><text:span text:style-name="Subtle_20_Emphasis"/></text:p>
      <text:p text:style-name="P14"><text:span text:style-name="Subtle_20_Emphasis">switch (esempio_state) {</text:span></text:p>
      <text:p text:style-name="P9"><text:span text:style-name="Subtle_20_Emphasis">case </text:span><text:span text:style-name="Subtle_20_Emphasis"><text:span text:style-name="T3">ESEMPIO_INIT</text:span></text:span><text:span text:style-name="Subtle_20_Emphasis">:</text:span></text:p>
      <text:p text:style-name="P11"><text:span text:style-name="Subtle_20_Emphasis">state_after_wait = ESEMPIO_INIT;</text:span></text:p>
      <text:p text:style-name="P11"><text:span text:style-name="Subtle_20_Emphasis">esempio_state = “stato successivo”;</text:span></text:p>
      <text:p text:style-name="P9"><text:span text:style-name="Subtle_20_Emphasis">break;</text:span></text:p>
      <text:p text:style-name="P8"><text:span text:style-name="Subtle_20_Emphasis"/></text:p>
      <text:p text:style-name="P8"><text:span text:style-name="Subtle_20_Emphasis">.</text:span></text:p>
      <text:p text:style-name="P8"><text:span text:style-name="Subtle_20_Emphasis">.</text:span></text:p>
      <text:p text:style-name="P8"><text:span text:style-name="Subtle_20_Emphasis">.</text:span></text:p>
      <text:p text:style-name="P8"><text:span text:style-name="Subtle_20_Emphasis"/></text:p>
      <text:p text:style-name="P9"><text:span text:style-name="Subtle_20_Emphasis">case </text:span><text:span text:style-name="Subtle_20_Emphasis"><text:span text:style-name="T3">ESEMPIO_END</text:span></text:span><text:span text:style-name="Subtle_20_Emphasis">:</text:span></text:p>
      <text:p text:style-name="P11"><text:span text:style-name="Subtle_20_Emphasis">noInterrupts();</text:span></text:p>
      <text:p text:style-name="P11"><text:span text:style-name="Subtle_20_Emphasis">is_event_esempio = false;</text:span></text:p>
      <text:p text:style-name="P11"><text:span text:style-name="Subtle_20_Emphasis">ready_tasks_count--;</text:span></text:p>
      <text:p text:style-name="P11"><text:span text:style-name="Subtle_20_Emphasis">interrupts();</text:span></text:p>
      <text:p text:style-name="P11"><text:span text:style-name="Subtle_20_Emphasis">esempio_state = ESEMPIO_INIT;</text:span></text:p>
      <text:p text:style-name="P9"><text:span text:style-name="Subtle_20_Emphasis">break;</text:span></text:p>
      <text:p text:style-name="P8"><text:span text:style-name="Subtle_20_Emphasis"/></text:p>
      <text:p text:style-name="P8"><text:span text:style-name="Subtle_20_Emphasis">case ESEMPIO_WAIT_STATE:</text:span></text:p>
      <text:p text:style-name="P10"><text:span text:style-name="Subtle_20_Emphasis">if (millis() - start_time_ms &gt; delay_ms) {</text:span></text:p>
      <text:p text:style-name="P12"><text:span text:style-name="Subtle_20_Emphasis">esempio_state = state_after_wait;</text:span></text:p>
      <text:p text:style-name="P10"><text:span text:style-name="Subtle_20_Emphasis">}</text:span></text:p>
      <text:p text:style-name="P8"><text:span text:style-name="Subtle_20_Emphasis">break;</text:span></text:p>
      <text:p text:style-name="P13"><text:span text:style-name="Subtle_20_Emphasis">}</text:span></text:p>
      <text:p text:style-name="P4"><text:span text:style-name="Subtle_20_Emphasis">}</text:span></text:p>
      <text:p text:style-name="P2"/>
      <text:p text:style-name="P2">Se nel corso dell’esecuzione del task è necessario attendere un certo intervallo di tempo attraverso lo stato di attesa non bloccante è possibile farlo mediante:</text:p>
      <text:p text:style-name="P15"><text:span text:style-name="Subtle_20_Emphasis">delay_ms = 10;</text:span></text:p>
      <text:p text:style-name="P15"><text:span text:style-name="Subtle_20_Emphasis">start_time_ms = millis();</text:span></text:p>
      <text:p text:style-name="P15"><text:span text:style-name="Subtle_20_Emphasis">state_after_wait = “stato successivo allo scadere del timeout di 10 ms”;</text:span></text:p>
      <text:p text:style-name="P15"><text:span text:style-name="Subtle_20_Emphasis">esempio_state = ESEMPIO_WAIT_STATE;</text:span></text:p>
      <text:p text:style-name="P2">La chiamata al task viene fatta nel loop() e implementata mediante la forma:</text:p>
      <text:p text:style-name="P16"><text:span text:style-name="Subtle_20_Emphasis">if (is_event_esempio) {</text:span></text:p>
      <text:p text:style-name="P18"><text:span text:style-name="Subtle_20_Emphasis">esempio_task();</text:span></text:p>
      <text:p text:style-name="P18"><text:span text:style-name="Subtle_20_Emphasis">wdt_reset();</text:span></text:p>
      <text:p text:style-name="P16"><text:span text:style-name="Subtle_20_Emphasis">}</text:span></text:p>
      <text:p text:style-name="P2"/>
      <text:p text:style-name="P2">Per attivare il task in un punto qualsiasi del codice, è possibile adottare la forma:</text:p>
      <text:p text:style-name="P26"><text:span text:style-name="Subtle_20_Emphasis"><text:span text:style-name="T8">&lt;</text:span></text:span><text:span text:style-name="Subtle_20_Emphasis">noInterrupts();</text:span></text:p>
      <text:p text:style-name="P24"><text:span text:style-name="Subtle_20_Emphasis">if (!is_event_esempio) {</text:span></text:p>
      <text:p text:style-name="P18"><text:span text:style-name="Subtle_20_Emphasis">is_event_esempio = true;</text:span></text:p>
      <text:p text:style-name="P18"><text:span text:style-name="Subtle_20_Emphasis">ready_tasks_count++;</text:span></text:p>
      <text:p text:style-name="P16"><text:span text:style-name="Subtle_20_Emphasis">}</text:span></text:p>
      <text:p text:style-name="P26"><text:span text:style-name="Subtle_20_Emphasis">interrupts();</text:span></text:p>
      <text:p text:style-name="P24"><text:span text:style-name="Subtle_20_Emphasis"/></text:p>
      <text:h text:style-name="Heading_20_2" text:outline-level="2"><text:bookmark-start text:name="_Toc17889295"/><text:bookmark-start text:name="__RefHeading___Toc2267_598671086"/><text:soft-page-break/>SensorDriver<text:bookmark-end text:name="_Toc17889295"/><text:bookmark-end text:name="__RefHeading___Toc2267_598671086"/></text:h>
      <text:p text:style-name="P17">SensorDriver è la libreria scritta in C++ OOP che implementa la lettura dei sensori attraverso interfacce standard su bus I<text:span text:style-name="T4">2</text:span>C. </text:p>
      <text:p text:style-name="P17">Per la lettura dei sensori, viene creato un array del tipo SensorDriver *sensors[COUNT] a cui ad ogni elemento dell’array corrisponde un oggetto di tipo SensorDriver che implementa i metodi descritti nel seguito. </text:p>
      <text:p text:style-name="P17"/>
      <text:list xml:id="list1766357966" text:style-name="WWNum27">
        <text:list-item>
          <text:p text:style-name="P30">SensorDriver(const char* driver, const char* type)</text:p>
          <text:list>
            <text:list-item>
              <text:p text:style-name="P30">Costruttore</text:p>
            </text:list-item>
            <text:list-item>
              <text:p text:style-name="P30">const char* driver: stringa di 3 caratteri contenente il nome del driver</text:p>
            </text:list-item>
            <text:list-item>
              <text:p text:style-name="P30">const char* type: stringa di 3 caratteri contenente il nome del sensore</text:p>
            </text:list-item>
          </text:list>
        </text:list-item>
      </text:list>
      <text:p text:style-name="P21"/>
      <text:list xml:id="list192808397534230" text:continue-numbering="true" text:style-name="WWNum27">
        <text:list-item>
          <text:p text:style-name="P30">virtual void setup(const uint8_t address, const uint8_t node = 0)</text:p>
          <text:list>
            <text:list-item>
              <text:p text:style-name="P30">operazioni di inizializzazione del sensore</text:p>
            </text:list-item>
            <text:list-item>
              <text:p text:style-name="P30">const uint8_t address: indirizzo I<text:span text:style-name="T4">2</text:span>C del sensore</text:p>
            </text:list-item>
            <text:list-item>
              <text:p text:style-name="P30">const uint8_t node: nodo all’interno della rete</text:p>
            </text:list-item>
          </text:list>
        </text:list-item>
      </text:list>
      <text:p text:style-name="P21"/>
      <text:list xml:id="list192807824749751" text:continue-numbering="true" text:style-name="WWNum27">
        <text:list-item>
          <text:p text:style-name="P30">virtual void prepare(bool is_test = false)</text:p>
          <text:list>
            <text:list-item>
              <text:p text:style-name="P30">inizializzazione del sensore precedente alla lettura</text:p>
            </text:list-item>
            <text:list-item>
              <text:p text:style-name="P30">bool is_test: se false il sensore viene preparato per effettuare le normali procedura di lettura, se true il sensore si predispone per leggere valori particolari “di test” utili alla verifica di funzionamento dello stesso</text:p>
            </text:list-item>
          </text:list>
        </text:list-item>
      </text:list>
      <text:p text:style-name="P21"/>
      <text:list xml:id="list192809140340144" text:continue-numbering="true" text:style-name="WWNum27">
        <text:list-item>
          <text:p text:style-name="P30">virtual void get(int32_t *values, uint8_t length)</text:p>
          <text:list>
            <text:list-item>
              <text:p text:style-name="P30">lettura dei valori dal sensore in formato numerico intero a 32 bit con segno</text:p>
            </text:list-item>
            <text:list-item>
              <text:p text:style-name="P30">int32_t *values: puntatore all’array di ritorno dei valori</text:p>
            </text:list-item>
            <text:list-item>
              <text:p text:style-name="P30">uint8_t length: numero di valori da leggere dal sensore</text:p>
            </text:list-item>
          </text:list>
        </text:list-item>
      </text:list>
      <text:p text:style-name="P21"/>
      <text:list xml:id="list192809111204831" text:continue-numbering="true" text:style-name="WWNum27">
        <text:list-item>
          <text:p text:style-name="P30">virtual void getJson(int32_t *values, uint8_t length, char *json_buffer, size_t json_buffer_length = JSON_BUFFER_LENGTH)</text:p>
          <text:list>
            <text:list-item>
              <text:p text:style-name="P30">lettura dei valori dal sensore in formato JSON</text:p>
            </text:list-item>
            <text:list-item>
              <text:p text:style-name="P30">int32_t *values: puntatore all’array di ritorno dei valori</text:p>
            </text:list-item>
            <text:list-item>
              <text:p text:style-name="P30">uint8_t length: numero di valori da leggere dal sensore</text:p>
            </text:list-item>
            <text:list-item>
              <text:p text:style-name="P30">char *json_buffer: buffer di ritorno della stringa contente il JSON</text:p>
            </text:list-item>
            <text:list-item>
              <text:p text:style-name="P30">size_t json_buffer_length: lunghezza del buffer</text:p>
            </text:list-item>
          </text:list>
        </text:list-item>
      </text:list>
      <text:p text:style-name="P21"/>
      <text:list xml:id="list192809005867857" text:continue-numbering="true" text:style-name="WWNum27">
        <text:list-item>
          <text:p text:style-name="P30">static SensorDriver *create(const char* driver, const char* type)</text:p>
          <text:list>
            <text:list-item>
              <text:p text:style-name="P30">crea un’istanza di SensorDriver per un sensore specifico</text:p>
            </text:list-item>
            <text:list-item>
              <text:p text:style-name="P30">const char* driver: stringa di 3 caratteri contenente il nome del driver</text:p>
            </text:list-item>
            <text:list-item>
              <text:p text:style-name="P30">const char* type: stringa di 3 caratteri contenente il nome del sensore</text:p>
            </text:list-item>
          </text:list>
        </text:list-item>
      </text:list>
      <text:p text:style-name="P21"/>
      <text:list xml:id="list192808807042918" text:continue-numbering="true" text:style-name="WWNum27">
        <text:list-item>
          <text:p text:style-name="P30">static void createAndSetup(const char* driver, const char* type, const uint8_t address, const uint8_t node, SensorDriver *sensors[], uint8_t *sensors_count)</text:p>
          <text:list>
            <text:list-item>
              <text:p text:style-name="P30">richiama in sequenza i metodi create e setup assegnando la nuova istanza del sensore all’array delle istanze dei sensori incrementandone la variabile corrispondente che ne indica la dimensione</text:p>
            </text:list-item>
            <text:list-item>
              <text:p text:style-name="P30">const char* driver: stringa di 3 caratteri contenente il nome del driver</text:p>
            </text:list-item>
            <text:list-item>
              <text:p text:style-name="P30">const char* type: stringa di 3 caratteri contenente il nome del sensore</text:p>
            </text:list-item>
            <text:list-item>
              <text:p text:style-name="P30">const uint8_t address: indirizzo I<text:span text:style-name="T4">2</text:span>C del sensore</text:p>
            </text:list-item>
            <text:list-item>
              <text:p text:style-name="P30"><text:soft-page-break/>int8_t node: nodo all’interno della rete</text:p>
            </text:list-item>
            <text:list-item>
              <text:p text:style-name="P30">const u SensorDriver *sensors[]: array delle istanze dei sensori</text:p>
            </text:list-item>
            <text:list-item>
              <text:p text:style-name="P30">uint8_t *sensors_count: numero di istanze create</text:p>
              <text:p text:style-name="P33"/>
            </text:list-item>
          </text:list>
        </text:list-item>
        <text:list-item>
          <text:p text:style-name="P30">char *getDriver()</text:p>
          <text:list>
            <text:list-item>
              <text:p text:style-name="P31">ritorna il puntatore alla stringa contente il driver del sensore</text:p>
            </text:list-item>
          </text:list>
        </text:list-item>
      </text:list>
      <text:p text:style-name="P20"/>
      <text:list xml:id="list192809255667448" text:continue-numbering="true" text:style-name="WWNum27">
        <text:list-item>
          <text:p text:style-name="P30">char *getType()</text:p>
          <text:list>
            <text:list-item>
              <text:p text:style-name="P31">ritorna il puntatore alla stringa contente il tipo del sensore</text:p>
              <text:p text:style-name="P33"/>
            </text:list-item>
          </text:list>
        </text:list-item>
        <text:list-item>
          <text:p text:style-name="P30">uint8_t <text:s/>getAddress()</text:p>
          <text:list>
            <text:list-item>
              <text:p text:style-name="P31">ritorna l’indirizzo I<text:span text:style-name="T4">2</text:span>C del sensore</text:p>
            </text:list-item>
          </text:list>
        </text:list-item>
      </text:list>
      <text:p text:style-name="P20"/>
      <text:list xml:id="list192809753956532" text:continue-numbering="true" text:style-name="WWNum27">
        <text:list-item>
          <text:p text:style-name="P30">uint8_t <text:s/>get<text:span text:style-name="T5">Node(</text:span>)</text:p>
          <text:list>
            <text:list-item>
              <text:p text:style-name="P31">ritorna il nodo del sensore</text:p>
            </text:list-item>
          </text:list>
        </text:list-item>
      </text:list>
      <text:p text:style-name="P20"/>
      <text:list xml:id="list192809830268994" text:continue-numbering="true" text:style-name="WWNum27">
        <text:list-item>
          <text:p text:style-name="P30">uint32_t_t <text:s/>getStartTime()</text:p>
          <text:list>
            <text:list-item>
              <text:p text:style-name="P31">ritorna il valore in millisecondi relativo all’istante iniziale in cui viene richiesto il delay</text:p>
            </text:list-item>
          </text:list>
        </text:list-item>
      </text:list>
      <text:p text:style-name="P20"/>
      <text:list xml:id="list192809796492701" text:continue-numbering="true" text:style-name="WWNum27">
        <text:list-item>
          <text:p text:style-name="P30">uint32_t_t <text:s/>getDelay()</text:p>
          <text:list>
            <text:list-item>
              <text:p text:style-name="P31">ritorna il valore in millisecondi indicante l’attesa richiesta</text:p>
            </text:list-item>
          </text:list>
        </text:list-item>
      </text:list>
      <text:p text:style-name="P20"/>
      <text:list xml:id="list192808170706599" text:continue-numbering="true" text:style-name="WWNum27">
        <text:list-item>
          <text:p text:style-name="P30">bool isEnd()</text:p>
          <text:list>
            <text:list-item>
              <text:p text:style-name="P31">ritorna true quando la procedura get del sensore è terminata, false se la procedura è in corso</text:p>
            </text:list-item>
          </text:list>
        </text:list-item>
      </text:list>
      <text:p text:style-name="P20"/>
      <text:list xml:id="list192809125816948" text:continue-numbering="true" text:style-name="WWNum27">
        <text:list-item>
          <text:p text:style-name="P30">bool isSuccess()</text:p>
          <text:list>
            <text:list-item>
              <text:p text:style-name="P31">ritorna true se la procedura get termina con successo, false in caso contrario</text:p>
            </text:list-item>
          </text:list>
        </text:list-item>
      </text:list>
      <text:p text:style-name="P20"/>
      <text:list xml:id="list192808723059488" text:continue-numbering="true" text:style-name="WWNum27">
        <text:list-item>
          <text:p text:style-name="P30">bool isSetted()</text:p>
          <text:list>
            <text:list-item>
              <text:p text:style-name="P31">ritorna true <text:span text:style-name="T6">se l’operazione setup è stata eseguita con successo, false in caso contrario</text:span></text:p>
            </text:list-item>
          </text:list>
        </text:list-item>
      </text:list>
      <text:p text:style-name="P20"/>
      <text:list xml:id="list192809452631765" text:continue-numbering="true" text:style-name="WWNum27">
        <text:list-item>
          <text:p text:style-name="P30">bool isPrepared()</text:p>
          <text:list>
            <text:list-item>
              <text:p text:style-name="P31">ritorna true <text:span text:style-name="T6">se l’operazione prepare è stata eseguita con successo, false in caso contrario</text:span></text:p>
              <text:p text:style-name="P34"/>
            </text:list-item>
          </text:list>
        </text:list-item>
        <text:list-item>
          <text:p text:style-name="P30"><text:span text:style-name="T6">void</text:span> resetPrepared()</text:p>
          <text:list>
            <text:list-item>
              <text:p text:style-name="P32">resetta il flag indicante la corretta esecuzione della procedura prepare (flag ritornato dalla procedura <text:s/>isPrepared())</text:p>
            </text:list-item>
          </text:list>
        </text:list-item>
      </text:list>
      <text:p text:style-name="P20"/>
      <text:h text:style-name="Heading_20_2" text:outline-level="2"><text:bookmark-start text:name="_Toc467489093"/><text:bookmark-start text:name="_Ref466893693"/><text:bookmark-start text:name="_Toc17889297"/><text:bookmark-start text:name="__RefHeading___Toc2269_598671086"/>Microcontrollori e hardware in modalità <text:bookmark-end text:name="_Toc467489093"/><text:bookmark-end text:name="_Ref466893693"/>risparmio energetico<text:bookmark-end text:name="_Toc17889297"/><text:bookmark-end text:name="__RefHeading___Toc2269_598671086"/></text:h>
      <text:p text:style-name="P2">Per garantire il funzionamento della stazione con batteria e pannello fotovoltaico, i microcontrollori sono impostati in modalità a basso consumo. Tale modalità è raggiunta con lo spegnimento fisico di tutta la strumentazione non strettamente necessaria che sarà alimentata solo nel momento in cui risulti utile (ad esempio: il modulo GSM/GPRS ed alcune periferiche dei microprocessori).</text:p>
      <text:p text:style-name="P2"><text:soft-page-break/>In particolare i moduli Stima Ethernet o Stima GSM/GPRS sono posti in modalità power down e risvegliati con interrupt dell’RTC con cadenza del secondo.</text:p>
      <text:p text:style-name="P2">Analogamente, il modulo Stima I2C-Rain è risvegliato dall’interrupt dovuto ad una basculata del pluviometro e il modulo Stima I2C-TH viene svegliato tramite interrupt del timer interno.</text:p>
      <text:p text:style-name="P2">Entrambi i moduli Stima I2C-Rain e Stima I2C-TH possono essere risvegliati attraverso matching dell’indirizzo I<text:span text:style-name="T4">2</text:span>C del microcontrollore. Ciò consente di porre tutta la strumentazione in modalità risparmio energetico e qualora un qualsiasi dispositivo multi-master sul bus, si risvegli autonomamente o in seguito ad un evento esterno (esempio: segnalazione di pioggia dal pluviometro), potrà risvegliare tutti i moduli multi-master necessari, con un semplice indirizzamento I<text:span text:style-name="T4">2</text:span>C del dispositivo specifico.</text:p>
      <text:list xml:id="list486984446" text:style-name="WWNum2">
        <text:list-header>
          <text:h text:style-name="P35" text:outline-level="2"><text:bookmark-start text:name="_Toc17889298"/><text:bookmark-start text:name="__RefHeading___Toc2271_598671086"/>Salvataggio dei dati su SD-Card<text:bookmark-end text:name="_Toc17889298"/><text:bookmark-end text:name="__RefHeading___Toc2271_598671086"/></text:h>
        </text:list-header>
      </text:list>
      <text:p text:style-name="P2">Tutti i dati acquisiti e le relative ed eventuali elaborazioni effettuate, sono salvate su scheda SD-Card e conseguentemente inviati al server RMAP.</text:p>
      <text:p text:style-name="P2">Per assolvere tali funzioni ed ottimizzare il funzionamento complessivo della stazione meteorologica in merito ad overhead del tempo di cpu per la ricerca dei file ed all’uso dello spazio sul disco, viene creato un file per ogni giorno di registrazione di dati, salvando all’interno tutti i dati dei sensori relativi a quel giorno.</text:p>
      <text:p text:style-name="P2">Per gestire la modalità di invio dati al server, è presente un unico file in cui viene scritto di volta in volta, il puntatore corrispondente alla data ed ora dell’ultimo dato trasmesso al server RMAP. <text:s/>Per effettuare un nuovo trasferimento dei dati a partire da una specifica data antecedente a quella del puntatore ai dati correnti, è sufficiente un aggiornamento di tale puntatore con la data desiderata: sarà compito del software ricercare il primo dato utile successivo a tale data.</text:p>
      <text:p text:style-name="P2">Nello specifico, ogni file di dati assume il nome nel formato aaaa_mm_gg.txt in cui:</text:p>
      <text:list xml:id="list192809936741066" text:continue-list="list1536041872" text:style-name="WWNum3">
        <text:list-item>
          <text:list>
            <text:list-item>
              <text:list>
                <text:list-item>
                  <text:p text:style-name="P29">aaaa: anno con 4 cifre</text:p>
                </text:list-item>
                <text:list-item>
                  <text:p text:style-name="P29">mm: mese con 2 cifre</text:p>
                </text:list-item>
                <text:list-item>
                  <text:p text:style-name="P29">gg: giorno con 2 cifre</text:p>
                </text:list-item>
              </text:list>
            </text:list-item>
          </text:list>
        </text:list-item>
      </text:list>
      <text:p text:style-name="P2"/>
      <text:p text:style-name="P2">In ogni file, ogni riga corrisponde ad un dato di un sensore ed in particolare, ogni riga è della <text:span text:style-name="T1">lunghezza di MQTT_SENSOR_TOPIC_LENGTH + MQTT_MESSAGE_LENGTH bytes. Tali valori sono delle #define situate nel file mqtt_config.h nella cartella arduino/sketchbook/libraries/RmapConfig.</text:span></text:p>
      <text:p text:style-name="P1">Ogni riga è salvata nel formato: TRANGE/LEVEL/VAR {“v”: VALUE, “t”: TIME}</text:p>
      <text:p text:style-name="P2"><text:span text:style-name="T1">Il file contenente il puntatore all’ultimo dato trasmetto assume il nome </text:span><text:span text:style-name="T2">mqtt_ptr.txt e contiene un dato binario della dimensione di 4 bytes senza segno corrispondente al numero di secondi dal 00:00:00 del 01/01/1970 indicante la data ed ora dell’ultimo dato trasmetto attraverso MQT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left="1.259cm" fo:margin-right="0cm" fo:margin-top="0.847cm" fo:margin-bottom="0.212cm" loext:contextual-spacing="false" fo:keep-together="always" fo:text-indent="-0.63cm" style:auto-text-indent="false" fo:keep-with-next="always"/>
      <style:text-properties fo:color="#2f5496" style:font-name="Calibri Light" fo:font-family="'Calibri Light'" style:font-family-generic="roman" style:font-pitch="variable" fo:font-size="13pt" style:font-name-asian="Calibri"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1" style:class="text">
      <style:paragraph-properties fo:margin-left="1.88cm" fo:margin-right="0cm" fo:margin-top="0.847cm" fo:margin-bottom="0.212cm" loext:contextual-spacing="false" fo:keep-together="always" fo:text-indent="-0.63cm" style:auto-text-indent="false" fo:keep-with-next="always"/>
      <style:text-properties fo:color="#1f3763" style:font-name="Calibri Light" fo:font-family="'Calibri Light'" style:font-family-generic="roman" style:font-pitch="variable" fo:font-size="12pt" style:font-name-asian="Calibri"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6cm" style:auto-text-indent="false"/>
    </style:style>
    <style:style style:name="Subtitle" style:family="paragraph" style:parent-style-name="Standard" style:default-outline-level="" style:class="chapter">
      <style:text-properties fo:color="#5a5a5a" fo:letter-spacing="0.026cm" style:font-name-asian="Calibri" style:font-family-asian="Calibri" style:font-family-generic-asian="system" style:font-pitch-asian="variable"/>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Default_20_Paragraph_20_Font" style:display-name="Default Paragraph Font" style:family="text"/>
    <style:style style:name="Subtle_20_Emphasis" style:display-name="Subtle Emphasis" style:family="text" style:parent-style-name="Default_20_Paragraph_20_Font">
      <style:text-properties fo:color="#404040" style:font-name="Courier New" fo:font-family="'Courier New'" style:font-family-generic="roman" style:font-pitch="variable" fo:font-size="9pt" fo:font-style="normal" style:font-size-asian="9pt" style:font-style-asian="normal" style:font-style-complex="italic"/>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5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3"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54" style:num-suffix="" text:bullet-char="">
        <style:list-level-properties text:list-level-position-and-space-mode="label-alignment">
          <style:list-level-label-alignment text:label-followed-by="listtab"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136"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9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137"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7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5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olo Patruno</meta:initial-creator>
    <meta:creation-date>2019-09-11T10:42:18.591253202</meta:creation-date>
    <dc:date>2019-09-11T19:28:07.668108193</dc:date>
    <dc:creator>Paolo Patruno</dc:creator>
    <meta:editing-duration>PT5M10S</meta:editing-duration>
    <meta:editing-cycles>2</meta:editing-cycles>
    <meta:generator>LibreOffice/6.2.6.2$Linux_X86_64 LibreOffice_project/20$Build-2</meta:generator>
    <meta:document-statistic meta:table-count="0" meta:image-count="0" meta:object-count="0" meta:page-count="5" meta:paragraph-count="150" meta:word-count="1590" meta:character-count="10535" meta:non-whitespace-character-count="9144"/>
  </office:meta>
</office:document-meta>
</file>